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2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3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4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5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T1" style:family="text">
      <style:text-properties style:use-window-font-color="true" loext:opacity="0%" style:font-name="Arial" fo:font-size="12pt" fo:letter-spacing="normal" fo:background-color="transparent" loext:char-shading-value="0" style:font-name-asian="Arial1" style:font-size-asian="12pt" style:font-name-complex="Arial1"/>
    </style:style>
    <style:style style:name="T2" style:family="text">
      <style:text-properties style:use-window-font-color="true" loext:opacity="0%" style:font-name="Arial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3" style:family="text">
      <style:text-properties style:use-window-font-color="true" loext:opacity="0%" style:font-name="Arial" fo:font-size="13pt" fo:letter-spacing="normal" fo:font-weight="bold" fo:background-color="transparent" loext:char-shading-value="0" style:font-name-asian="Arial1" style:font-size-asian="13pt" style:font-weight-asian="bold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embly instructions SIDBlaster-USB Tic Tac</text:p>
      <text:p text:style-name="P1">For the assembly, some experience in soldering is required. Under all circumstances, you’ll likely need:</text:p>
      <text:list xml:id="list904014462" text:style-name="WWNum2">
        <text:list-item>
          <text:p text:style-name="P2">soldering station with a normal and a pointed soldering tip</text:p>
        </text:list-item>
        <text:list-item>
          <text:p text:style-name="P2">working lamp with magnifier</text:p>
        </text:list-item>
        <text:list-item>
          <text:p text:style-name="P2">flux pen</text:p>
        </text:list-item>
        <text:list-item>
          <text:p text:style-name="P2">tweezers</text:p>
        </text:list-item>
        <text:list-item>
          <text:p text:style-name="P2">small side cutter </text:p>
        </text:list-item>
        <text:list-item>
          <text:p text:style-name="P2">isopropyl alcohol</text:p>
        </text:list-item>
        <text:list-item>
          <text:p text:style-name="P2">brush</text:p>
        </text:list-item>
        <text:list-item>
          <text:p text:style-name="P2">meter</text:p>
        </text:list-item>
        <text:list-item>
          <text:p text:style-name="P2">wooden toothpick</text:p>
        </text:list-item>
      </text:list>
      <text:p text:style-name="Heading">Assembly Steps: </text:p>
      <text:list xml:id="list1831952846" text:style-name="WWNum4">
        <text:list-item>
          <text:p text:style-name="P3"><text:span text:style-name="T1">equip FT232 chip (U2); the following pin numbers must be soldered up: 1; 4; 5; 7; 12; 15; 16; 17; 18; 20; 21; 23; 25.<text:line-break/>hint: subsequently check the right connections according to the circuit diagram with a multimeter ("wiring test") <text:line-break/></text:span><text:span text:style-name="T2">Please note: For correct operation, pin 26 must be switched on mass. This was forgotten in the layout of revision 1.2. Therefore, bridge pin 25 with pin 26. </text:span><text:span text:style-name="T1">This is fixed from revision 1.3</text:span></text:p>
        </text:list-item>
        <text:list-item>
          <text:p text:style-name="P4">equip LEDs D2: blue; D3: red; consider mark! </text:p>
        </text:list-item>
        <text:list-item>
          <text:p text:style-name="P4">equip R1 and R2, 270 Ohms</text:p>
        </text:list-item>
        <text:list-item>
          <text:p text:style-name="P4">equip C1, 10nFs</text:p>
        </text:list-item>
        <text:list-item>
          <text:p text:style-name="P3"><text:span text:style-name="T1">equip U4, Imprint: </text:span><text:span text:style-name="T2">B6287G; attention</text:span><text:span text:style-name="T1">! U4 is turned by 180° in relation to U2 </text:span></text:p>
        </text:list-item>
        <text:list-item>
          <text:p text:style-name="P4">equip C3, C4, C2, C21, C5, C6, C7, C20: 100nFs</text:p>
        </text:list-item>
        <text:list-item>
          <text:p text:style-name="P4">equip R23 (18k) </text:p>
        </text:list-item>
        <text:list-item>
          <text:p text:style-name="P4">equip R22 (47k)</text:p>
        </text:list-item>
        <text:list-item>
          <text:p text:style-name="P4">equip R20 und R21 (1k) </text:p>
        </text:list-item>
        <text:list-item>
          <text:p text:style-name="P4">solder on inductor (L2), tip: tin-plate pads in advance</text:p>
        </text:list-item>
        <text:list-item>
          <text:p text:style-name="P4">solder diode D1 (SS26)</text:p>
        </text:list-item>
        <text:list-item>
          <text:p text:style-name="P4">clean circuit-board </text:p>
        </text:list-item>
        <text:list-item>
          <text:p text:style-name="P4"><text:soft-page-break/>solder on U1, pinch off spare ends</text:p>
        </text:list-item>
        <text:list-item>
          <text:p text:style-name="P4">equip USB jack socket</text:p>
        </text:list-item>
        <text:list-item>
          <text:p text:style-name="P4">C10, C11 (22uFs), consider polarity</text:p>
        </text:list-item>
        <text:list-item>
          <text:p text:style-name="P4">equip L1</text:p>
        </text:list-item>
        <text:list-item>
          <text:p text:style-name="P4">test: connect current source, blue LED must be on; measure voltage between pin 14 (GND) and pin 28 (+12V) of U3 (SID)</text:p>
        </text:list-item>
        <text:list-item>
          <text:p text:style-name="P4">IC socket for SID: cut connections with side cutter, sand smooth</text:p>
        </text:list-item>
        <text:list-item>
          <text:p text:style-name="P4">solder in the two parts of the socket</text:p>
        </text:list-item>
        <text:list-item>
          <text:p text:style-name="P4">equip JP1-JP6</text:p>
        </text:list-item>
        <text:list-item>
          <text:p text:style-name="P4">equip SV1 and SV2</text:p>
        </text:list-item>
        <text:list-item>
          <text:p text:style-name="P4">Test: set JP1 and mesure voltage at the SID socket (must be 9V now) </text:p>
        </text:list-item>
        <text:list-item>
          <text:p text:style-name="P3"><text:span text:style-name="T2">flash FT232 template:</text:span><text:span text:style-name="T1"> software tool "FT_Prog" by FTDI required. Connect circuit board, start FT Prog, scan for device, load template (GitHub), right click on Device -&gt;Apply Template. Then click "program" and program.</text:span></text:p>
        </text:list-item>
        <text:list-item>
          <text:p text:style-name="P5"><text:span text:style-name="T2">flash PIC </text:span><text:span text:style-name="T3">µ</text:span><text:span text:style-name="T2">C: </text:span><text:span text:style-name="T1">A</text:span><text:span text:style-name="T2"> </text:span><text:span text:style-name="T1">programming device like PicIt 3 is needed, possibly build adapter cable, software: MPLAB IPE.<text:line-break/></text:span></text:p>
        </text:list-item>
        <text:list-item>
          <text:p text:style-name="P4">Test: connect circuit board and start ACIDPlayer, play Tune, Sidblaster should be recognized and red LED should be on</text:p>
        </text:list-item>
        <text:list-item>
          <text:p text:style-name="P4">equip C70, C71 (470pFs) </text:p>
        </text:list-item>
        <text:list-item>
          <text:p text:style-name="P4">equip C72, C73 (22nFs) </text:p>
        </text:list-item>
        <text:list-item>
          <text:p text:style-name="P4">equip C80, C81 (1800pFs)</text:p>
        </text:list-item>
        <text:list-item>
          <text:p text:style-name="P4">equip C82, C83 (2,2nFs)</text:p>
        </text:list-item>
        <text:list-item>
          <text:p text:style-name="P4">equip R12, R8 (1K) </text:p>
        </text:list-item>
        <text:list-item>
          <text:p text:style-name="P4">equip R14, R9 (10K) </text:p>
        </text:list-item>
        <text:list-item>
          <text:p text:style-name="P4">equip C18 (1000pFs)</text:p>
        </text:list-item>
        <text:list-item>
          <text:p text:style-name="P4">equip C8, C9 (100nFs) </text:p>
        </text:list-item>
        <text:list-item>
          <text:p text:style-name="P4">set jumper JP1: red; JP4 &amp; JP5: green; JP2 &amp; JP3: blue; JP6: white</text:p>
        </text:list-item>
        <text:list-item>
          <text:p text:style-name="P4">Equip T1, observe polarity according to data sheet! (May deviate from the equipment label!) With Rev.1.2 a PN2222A must be fitted the wrong way round, from Rev.1.3 the equipment label is ricky for PN2222A </text:p>
        </text:list-item>
        <text:list-item>
          <text:p text:style-name="P4">equip C77, C79 (10uFs, bipolar), polarity irrelevant</text:p>
        </text:list-item>
        <text:list-item>
          <text:p text:style-name="P4">solder on jack sockets</text:p>
        </text:list-item>
        <text:list-item>
          <text:p text:style-name="P4"><text:soft-page-break/>measure voltage again </text:p>
        </text:list-item>
        <text:list-item>
          <text:p text:style-name="P4">install SID </text:p>
        </text:list-item>
        <text:list-item>
          <text:p text:style-name="P4">check jumper</text:p>
        </text:list-item>
        <text:list-item>
          <text:p text:style-name="P4">connect to personal computer and test with ACID player.</text:p>
        </text:list-item>
        <text:list-item>
          <text:p text:style-name="P4">The answer to all questions <text:s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06-11T00:40:28.961000000</dc:date>
    <dc:creator>Andreas Schumm</dc:creator>
    <meta:editing-duration>PT1M28S</meta:editing-duration>
    <meta:editing-cycles>1</meta:editing-cycles>
    <meta:document-statistic meta:table-count="0" meta:image-count="0" meta:object-count="0" meta:page-count="3" meta:paragraph-count="54" meta:word-count="500" meta:character-count="2697" meta:non-whitespace-character-count="2282"/>
  </office:meta>
</office:document-meta>
</file>